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0580000001F501C3D662BC8CC2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cm" fo:margin-right="0cm" fo:text-align="justify" style:justify-single-word="false" fo:orphans="2" fo:widows="2" fo:text-indent="0cm" style:auto-text-indent="false"/>
      <style:text-properties style:font-name="Arial" fo:font-size="14pt" fo:language="el" fo:country="GR" fo:font-weight="bold" officeooo:rsid="00138129" officeooo:paragraph-rsid="000c3ca9" style:font-size-asian="14pt" style:font-weight-asian="bold" style:font-size-complex="14pt" style:font-weight-complex="bold"/>
    </style:style>
    <style:style style:name="P2"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fo:font-size="14pt" fo:font-weight="bold" officeooo:rsid="00097448" officeooo:paragraph-rsid="000c3ca9" style:font-size-asian="14pt" style:font-weight-asian="bold" style:font-size-complex="14pt" style:font-weight-complex="bold"/>
    </style:style>
    <style:style style:name="P3"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fo:font-weight="bold" officeooo:rsid="00097448" officeooo:paragraph-rsid="000c3ca9" style:font-weight-asian="bold" style:font-weight-complex="bold"/>
    </style:style>
    <style:style style:name="P4"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7448" officeooo:paragraph-rsid="000c3ca9"/>
    </style:style>
    <style:style style:name="P5"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994f5" officeooo:paragraph-rsid="000c3ca9"/>
    </style:style>
    <style:style style:name="P6"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ad9c9" officeooo:paragraph-rsid="000c3ca9"/>
    </style:style>
    <style:style style:name="P7"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be3ab" officeooo:paragraph-rsid="000c3ca9"/>
    </style:style>
    <style:style style:name="P8"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d34de" officeooo:paragraph-rsid="000c3ca9"/>
    </style:style>
    <style:style style:name="P9"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0ed9b8" officeooo:paragraph-rsid="000c3ca9"/>
    </style:style>
    <style:style style:name="P10"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123908" officeooo:paragraph-rsid="000c3ca9"/>
    </style:style>
    <style:style style:name="P11"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style:font-name="Arial" officeooo:rsid="0012d6c9" officeooo:paragraph-rsid="000c3ca9"/>
    </style:style>
    <style:style style:name="P12" style:family="paragraph" style:parent-style-name="Standard">
      <style:paragraph-properties fo:margin-left="0cm" fo:margin-right="0cm" fo:margin-top="0.3cm" fo:margin-bottom="0cm" loext:contextual-spacing="false" fo:text-align="justify" style:justify-single-word="false" fo:orphans="2" fo:widows="2" fo:text-indent="0cm" style:auto-text-indent="false" style:writing-mode="page"/>
      <style:text-properties fo:font-variant="normal" fo:text-transform="none" fo:color="#000000" style:font-name="Arial" fo:font-size="12pt" fo:letter-spacing="normal" fo:font-style="normal" fo:font-weight="bold" officeooo:rsid="001305f5" officeooo:paragraph-rsid="000c3ca9" style:font-size-asian="12pt" style:font-weight-asian="bold" style:font-size-complex="12pt" style:font-weight-complex="bold"/>
    </style:style>
    <style:style style:name="P13" style:family="paragraph" style:parent-style-name="Standard">
      <style:paragraph-properties fo:margin-left="0cm" fo:margin-right="0cm" fo:margin-top="0.3cm" fo:margin-bottom="0cm" loext:contextual-spacing="false" fo:text-align="center" style:justify-single-word="false" fo:orphans="2" fo:widows="2" fo:text-indent="0cm" style:auto-text-indent="false" style:writing-mode="page"/>
      <style:text-properties fo:font-variant="normal" fo:text-transform="none" fo:color="#000000" style:font-name="Arial" fo:font-size="12pt" fo:letter-spacing="normal" fo:language="el" fo:country="GR" fo:font-style="normal" fo:font-weight="bold" officeooo:rsid="001305f5" officeooo:paragraph-rsid="000c3ca9" style:font-size-asian="12pt" style:font-weight-asian="bold" style:font-size-complex="12pt" style:font-weight-complex="bold"/>
    </style:style>
    <style:style style:name="P14" style:family="paragraph" style:parent-style-name="Standard">
      <style:paragraph-properties fo:margin-left="0cm" fo:margin-right="0cm" fo:margin-top="0.3cm" fo:margin-bottom="0cm" loext:contextual-spacing="false" fo:text-align="center" style:justify-single-word="false" fo:orphans="2" fo:widows="2" fo:text-indent="0cm" style:auto-text-indent="false" style:writing-mode="page"/>
      <style:text-properties fo:font-variant="normal" fo:text-transform="none" fo:color="#464646" style:font-name="Source Sans Pro" fo:font-size="14.25pt" fo:letter-spacing="normal" fo:font-style="normal" fo:font-weight="normal" officeooo:paragraph-rsid="000c3ca9"/>
    </style:style>
    <style:style style:name="P15" style:family="paragraph" style:parent-style-name="Standard">
      <style:paragraph-properties fo:margin-top="0.3cm" fo:margin-bottom="0cm" loext:contextual-spacing="false" fo:text-align="start" style:justify-single-word="false" fo:orphans="2" fo:widows="2" style:writing-mode="page"/>
      <style:text-properties style:font-name="Arial" officeooo:rsid="0021385e" officeooo:paragraph-rsid="000c3ca9"/>
    </style:style>
    <style:style style:name="T1" style:family="text">
      <style:text-properties fo:font-variant="normal" fo:text-transform="none" fo:color="#000000" fo:letter-spacing="normal" fo:font-style="normal" officeooo:rsid="001305f5"/>
    </style:style>
    <style:style style:name="T2" style:family="text">
      <style:text-properties fo:font-variant="normal" fo:text-transform="none" fo:color="#464646" fo:font-size="12pt" fo:letter-spacing="normal" fo:font-style="normal" fo:font-weight="bold" style:font-size-asian="12pt" style:font-weight-asian="bold" style:font-size-complex="12pt" style:font-weight-complex="bold"/>
    </style:style>
    <style:style style:name="T3" style:family="text">
      <style:text-properties officeooo:rsid="0012d6c9"/>
    </style:style>
    <style:style style:name="T4" style:family="text">
      <style:text-properties officeooo:rsid="000db40d"/>
    </style:style>
    <style:style style:name="T5" style:family="text">
      <style:text-properties officeooo:rsid="000994f5"/>
    </style:style>
    <style:style style:name="T6" style:family="text">
      <style:text-properties fo:language="el" fo:country="GR" officeooo:rsid="000be3ab"/>
    </style:style>
    <style:style style:name="T7" style:family="text">
      <style:text-properties fo:language="el" fo:country="GR" officeooo:rsid="00104d81"/>
    </style:style>
    <style:style style:name="T8" style:family="text">
      <style:text-properties fo:language="el" fo:country="GR" fo:font-weight="normal" officeooo:rsid="001330b2"/>
    </style:style>
    <style:style style:name="T9" style:family="text">
      <style:text-properties officeooo:rsid="000be3ab"/>
    </style:style>
    <style:style style:name="T10" style:family="text">
      <style:text-properties officeooo:rsid="00104d81"/>
    </style:style>
    <style:style style:name="T11" style:family="text">
      <style:text-properties fo:language="en" fo:country="US" fo:font-weight="normal"/>
    </style:style>
    <style:style style:name="T12" style:family="text">
      <style:text-properties fo:color="#464646" style:font-name="Source Sans Pro" fo:font-size="14.25pt" fo:language="en" fo:country="US" fo:font-weight="normal"/>
    </style:style>
    <style:style style:name="T13" style:family="text">
      <style:text-properties fo:color="#464646" style:font-name="Source Sans Pro" fo:font-size="14.25pt" fo:language="en" fo:country="US" fo:font-weight="normal" officeooo:rsid="00055225"/>
    </style:style>
    <style:style style:name="T14" style:family="text">
      <style:text-properties fo:color="#049ccf" style:text-line-through-style="none" style:text-line-through-type="none" style:font-name="Source Sans Pro" fo:font-size="14.25pt" fo:language="en" fo:country="US" style:text-underline-style="none" fo:font-weight="normal" style:text-blinking="false" fo:background-color="#ffffff" loext:char-shading-value="0"/>
    </style:style>
    <style:style style:name="fr1"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3">Α</text:span>υτόνομ<text:span text:style-name="T4">α</text:span> αυτοκίνητ<text:span text:style-name="T4">α</text:span></text:p>
      <text:p text:style-name="P3"/>
      <text:p text:style-name="P4">Τ<text:span text:style-name="T4">α</text:span> αυτόνομ<text:span text:style-name="T4">α</text:span> αυτοκίνητ<text:span text:style-name="T4">α</text:span> ή αυτοκίνητ<text:span text:style-name="T4">α</text:span> χωρίς οδηγό, είναι <text:span text:style-name="T4">οχήματα</text:span> <text:span text:style-name="T4">που αντιλαμβάνονται</text:span> το περιβάλλον του<text:span text:style-name="T4">ς</text:span> και <text:span text:style-name="T4">κινούνται</text:span> με ελάχιστη ή καθόλου ανθρώπινη παρέμβαση. </text:p>
      <text:p text:style-name="P4"><text:span text:style-name="T4">Σ</text:span>υνδυάζουν διάφορους αισθητήρες για να αντιληφθούν το περιβάλλον τους, όπως ραντάρ, Lidar, σόναρ, GPS, αισθητήρες κίνησης (αξελερόμετρ<text:span text:style-name="T4">ο</text:span>) και περιστροφής <text:span text:style-name="T5">(γυροσκόπιο)</text:span>. Τα προηγμένα συστήματα ελέγχου ερμηνεύουν τις πληροφορίες <text:span text:style-name="T5">από τους αισθητήρες </text:span>για τον εντοπισμό των κατάλληλων διαδρομών πλοήγησης, καθώς και των εμποδίων και της σχετικής σήμανσης.</text:p>
      <text:p text:style-name="P5">Τα αυτόνομα οχήματα είναι εξοπλισμένα με συστήματα επικοινωνίας που τους επιτρέπουν να επικοινωνούν με άλλα αυτόνομα οχήματα και οδικές μονάδες για να τους παρέχουν, μεταξύ άλλων, πληροφορίες σχετικά με οδι<text:span text:style-name="T4">κές</text:span> εργασί<text:span text:style-name="T4">ες</text:span> ή <text:span text:style-name="T4">την</text:span> κυκλοφοριακή συμφόρηση.</text:p>
      <text:p text:style-name="P6">Οι εμπειρογνώμονες για την ασφάλεια της οδήγησης προβλέπουν ότι, όταν έχει αναπτυχθεί πλήρως η τεχνολογία χωρίς οδηγό, οι συγκρούσεις <text:span text:style-name="T6">αυτοκινήτων</text:span> (και οι θάνατοι, οι τραυματισμοί και τα κόστη που προκύπτουν) που οφείλονται σε ανθρώπινο λάθος, όπως ο καθυστερημένος χρόνος αντίδρασης και η απρόσεκτη ή επιθετική οδήγηση, <text:span text:style-name="T9">θα είναι </text:span>σημαντικά μειωμέν<text:span text:style-name="T9">ες.</text:span></text:p>
      <text:p text:style-name="P7">Τα <text:span text:style-name="T4">αυτόνομα</text:span> αυτοκίνητα θα μπορούσαν να μειώσουν το κόστος εργασίας, να απαλλάξουν τους ταξιδιώτες από τις εργασίες οδήγησης και πλοήγησης, αντικαθιστώντας έτσι τις ώρες μετακίνησης πίσω από το τιμόνι με περισσότερο χρόνο για αναψυχή ή εργασία. <text:s/>Για τους νέους, τους ηλικιωμένους, τα άτομα με αναπηρίες και τους πολίτες με χαμηλό εισόδημα, θα μπορούσαν να προσφέρουν αυξημένη κινητικότητα. </text:p>
      <text:p text:style-name="P8">Τα παραδοσιακά οχήματα κινούνται μόνο κατά το 4-5% του χρόνου και είναι σταθμευμένα για το υπόλοιπο 95-96% του χρόνου. Από την άλλη πλευρά, τα αυτόνομα οχήματα θα μπορούσαν να χρησιμοποιούνται συνεχώς μετά την άφιξή τους στον προορισμό τους. <text:span text:style-name="T4">Θ</text:span>α μπορούσαν να μειώσουν τον αριθμό των αυτοκινήτων που ανήκουν σε μεμονωμένα άτομα και να αντικατασταθούν από ταξί <text:s/>ή άλλες υπηρεσίες κοινής χρήσης αυτοκινήτων. Αυτό <text:span text:style-name="T4">θα μείωνε</text:span> δραματικά το μέγεθος της αυτοκινητοβιομηχανίας, με αντίστοιχες περιβαλλοντικές και οικονομικές επιπτώσεις.</text:p>
      <text:p text:style-name="P9">Από την άλλη πλευρά, <text:span text:style-name="T10">η Τεχνητή Νοημοσύνη δεν είναι σε θέση να λειτουργήσει πάντα σωστά στα χαοτικά περιβάλλοντα της πόλης. Ο υπολογιστής του αυτοκινήτου θα μπορούσε ενδεχομένως να </text:span><text:span text:style-name="T7">παραβιαστεί</text:span><text:span text:style-name="T10">, όπως και το σύστημα επικοινωνίας μεταξύ αυτοκινήτων. Επιπλέον, πιθανό πρόβλημα αποτελεί η ευαισθησία των συστημάτων ανίχνευσης και πλοήγησης του αυτοκινήτου σε διαφορετικούς τύπους καιρικών συνθηκών (όπως το χιόνι) ή στην σκόπιμη παρεμβολή.</text:span></text:p>
      <text:p text:style-name="P10">Ένας άμεσος αντίκτυπος της ευρείας υιοθέτησης αυτοματοποιημένων οχημάτων είναι η απώλεια θέσεων εργασίας που σχετίζονται με την οδήγηση στον κλάδο των οδικών μεταφορών.</text:p>
      <text:p text:style-name="P10">Το απόρρητο θα μπορούσε να είναι ένα ζήτημα όταν ενσωματώνεται η θέση του οχήματος σε μια διεπαφή στην οποία έχουν πρόσβαση άλλοι άνθρωποι. Επιπλέον, υπάρχει ο κίνδυνος υποκλοπής <text:s/>των πληροφοριών που ανταλλάσουν τα αυτοκίνητα μεταξύ τους ή με τις οδικές υποδομές. </text:p>
      <text:p text:style-name="P11">Όταν η αυτοματοποίηση στα οχήματα φτάσει σε υψηλότερα επίπεδα και γίνει αξιόπιστη, οι οδηγοί θα δίνουν λιγότερη προσοχή στο δρόμο. Η έρευνα δείχνει ότι οι οδηγοί στα <text:soft-page-break/>αυτόνομα αυτοκίνητα αντιδρούν αργότερα όταν πρέπει να επέμβουν σε μια κρίσιμη κατάσταση, σε σύγκριση με το αν οδηγούσαν οι ίδιοι.</text:p>
      <text:p text:style-name="P11"/>
      <text:p text:style-name="P15"><text:span text:style-name="T2">Βιβλιογραφία</text:span></text:p>
      <text:p text:style-name="P15"><text:span text:style-name="T2"/></text:p>
      <text:p text:style-name="P12"><text:span text:style-name="T11">Self-driving car. Wikipedia. Available at: https://en.wikipedia.org/wiki/Self-driving_car [Accessed 14/4/</text:span><text:span text:style-name="T8">2019</text:span><text:span text:style-name="T11">].</text:span></text:p>
      <text:p text:style-name="P14"/>
      <text:p text:style-name="P13"><draw:a xlink:type="simple" xlink:href="http://creativecommons.org/licenses/by/4.0/"><draw:frame draw:style-name="fr1" draw:name="Εικόνα4" text:anchor-type="char" svg:x="0.159cm" svg:y="0.076cm" svg:width="2.381cm" svg:height="0.873cm" draw:z-index="0"><draw:image xlink:href="Pictures/10000201000000580000001F501C3D662BC8CC27.png" xlink:type="simple" xlink:show="embed" xlink:actuate="onLoad"/><svg:title>Άδεια Creative Commons</svg:title></draw:frame></draw:a><text:span text:style-name="T12">Αυτ</text:span><text:span text:style-name="T13">ή η</text:span><text:span text:style-name="T12"> εργασία χορηγείται με άδεια </text:span><text:a xlink:type="simple" xlink:href="http://creativecommons.org/licenses/by/4.0/" text:style-name="Internet_20_link" text:visited-style-name="Visited_20_Internet_20_Link"><text:span text:style-name="T14">Creative Commons Αναφορά Δημιουργού 4.0 Διεθνές </text:span></text:a><text:span text:style-name="T12">.</text:span><text:span text:style-name="T11"> </text:span></text:p>
      <text:p text:style-name="P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ource Sans Pro" svg:font-family="'Source Sans Pro',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9M19S</meta:editing-duration>
    <meta:editing-cycles>3</meta:editing-cycles>
    <meta:generator>LibreOffice/5.2.4.2$Windows_x86 LibreOffice_project/3d5603e1122f0f102b62521720ab13a38a4e0eb0</meta:generator>
    <dc:date>2019-04-16T19:25:12.943000000</dc:date>
    <meta:document-statistic meta:table-count="0" meta:image-count="1" meta:object-count="0" meta:page-count="2" meta:paragraph-count="14" meta:word-count="481" meta:character-count="3405" meta:non-whitespace-character-count="2931"/>
    <meta:user-defined meta:name="Info 1"/>
    <meta:user-defined meta:name="Info 2"/>
    <meta:user-defined meta:name="Info 3"/>
    <meta:user-defined meta:name="Info 4"/>
  </office:meta>
</office:document-meta>
</file>